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o stretchy="false">ℒ</mo>
            <mrow>
              <mrow>
                <mo fence="true" form="prefix" stretchy="true">(</mo>
                <mrow>
                  <mrow>
                    <mi>f</mi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∞</mi>
                </munderover>
                <mrow>
                  <mrow>
                    <msup>
                      <mi>e</mi>
                      <mrow>
                        <mrow>
                          <mo stretchy="false">−</mo>
                          <mi>s</mi>
                        </mrow>
                        <mo stretchy="false">⋅</mo>
                        <mi>t</mi>
                      </mrow>
                    </msup>
                    <mo stretchy="false">⋅</mo>
                    <mi>f</mi>
                  </mrow>
                  <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sup>
              <mi>e</mi>
              <mrow>
                <mo stretchy="false">−</mo>
                <mi>t</mi>
              </mrow>
            </msup>
            <mo stretchy="false">=</mo>
            <mfrac>
              <mn>1</mn>
              <mrow>
                <mi>s</mi>
                <mo stretchy="false">+</mo>
                <mn>1</mn>
              </mrow>
            </mfrac>
          </mrow>
        </mtd>
      </mtr>
      <mtr>
        <mtd>
          <mrow/>
        </mtd>
      </mtr>
      <mtr>
        <mtd>
          <mrow>
            <mi mathvariant="italic">sen</mi>
            <mrow>
              <mrow>
                <mo fence="true" form="prefix" stretchy="true">(</mo>
                <mrow>
                  <mrow>
                    <mn>2</mn>
                    <mi>t</mi>
                  </mrow>
                </mrow>
                <mo fence="true" form="postfix" stretchy="true">)</mo>
              </mrow>
              <mo stretchy="false">=</mo>
              <mfrac>
                <mn>2</mn>
                <mrow>
                  <msup>
                    <mi>s</mi>
                    <mn>2</mn>
                  </msup>
                  <mo stretchy="false">+</mo>
                  <mn>4</mn>
                </mrow>
              </mfrac>
            </mrow>
          </mrow>
        </mtd>
      </mtr>
      <mtr>
        <mtd>
          <mrow/>
        </mtd>
      </mtr>
      <mtr>
        <mtd>
          <mrow>
            <mrow>
              <msup>
                <mi>e</mi>
                <mrow>
                  <mo stretchy="false">−</mo>
                  <mi>t</mi>
                </mrow>
              </msup>
              <mo stretchy="false">⋅</mo>
              <mi mathvariant="italic">sen</mi>
            </mrow>
            <mrow>
              <mrow>
                <mo fence="true" form="prefix" stretchy="true">(</mo>
                <mrow>
                  <mrow>
                    <mn>2</mn>
                    <mi>t</mi>
                  </mrow>
                </mrow>
                <mo fence="true" form="postfix" stretchy="true">)</mo>
              </mrow>
              <mo stretchy="false">=</mo>
              <mrow>
                <mfrac>
                  <mn>1</mn>
                  <mrow>
                    <mi>s</mi>
                    <mo stretchy="false">+</mo>
                    <mn>1</mn>
                  </mrow>
                </mfrac>
                <mo stretchy="false">⋅</mo>
                <mfrac>
                  <mn>2</mn>
                  <mrow>
                    <mrow>
                      <msup>
                        <mi>s</mi>
                        <mn>2</mn>
                      </msup>
                      <mo stretchy="false">+</mo>
                      <msup>
                        <mn>2</mn>
                        <mrow>
                          <mi mathvariant="normal">2</mi>
                        </mrow>
                      </msup>
                    </mrow>
                  </mrow>
                </mfrac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{ laplace { left ( { f left ( t right ) } right ) = int to { ∞ } from { 0 } { { e ^ { - s cdot t } cdot f } { left ( t right ) cdot dt } } } } newline { } newline { e ^ - t = { 1 over { s + 1 } } } newline { } newline { sen { left ( { 2 t } right ) = { 2 over { s ^ 2 + 4 } } } } newline { } newline { { e ^ - t cdot sen } { left ( { 2 t } right ) = { { 1 over { s + 1 } } cdot { 2 over { s ^ 2 + 2 ^ 2 } } } }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17T02:12:55.875000000</dc:date>
    <meta:editing-duration>PT1H8M17S</meta:editing-duration>
    <meta:editing-cycles>12</meta:editing-cycles>
    <meta:generator>LibreOffice/24.2.3.2$Windows_X86_64 LibreOffice_project/433d9c2ded56988e8a90e6b2e771ee4e6a5ab2ba</meta:generator>
  </office:meta>
</office:document-meta>
</file>